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Olá eu sou a Patricia, tenho 24 anos e moro na região do casa verde em sp,</text:span></text:p>
      <text:p text:style-name="P1"><text:span text:style-name="T1">uma das minhas habilidades é solucionar problemas e e para mim é como um hobby tambem, eu gosto de ajudar, dar conselhos e criar coisas, de preferencia soluções, </text:span></text:p>
      <text:p text:style-name="P1"><text:span text:style-name="T1">por conta dessa paixão eu me destacava com os líderes educacionais, por sempre contribuir ou líderar uma turma, </text:span></text:p>
      <text:p text:style-name="P1"><text:span text:style-name="T1">durante a carreira academica e profissional pude desenvolver um vasto aprendizado em diversas areas. Na escola aprendi a base, como estudante para comissaria de voo aprendi disciplina, como representante comercial aprendi ter boa comunicação persuasão, e resiliencia emocional e como programadora junior na Generation aprendi lógica rápida, persistencia e pontualidade, para além disso minhas habilidades técnicas incluem experiencia nas linguagens de kotlin e android,<text:s text:c="2"/>conhecimento em git hub, BSM, Scrum, banco de dados e desenvolvimento de projeto.<text:s text:c="2"/>Com base nisso posso garantir ter as caracteristicas necessarias para somar na sua empresa tanto pessoal como tecnicament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